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2bf1a0" officeooo:paragraph-rsid="0061a67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242ae4" officeooo:paragraph-rsid="0061a6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51722a" officeooo:paragraph-rsid="0051722a" fo:background-color="#ff80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242ae4" officeooo:paragraph-rsid="0061a67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2bf1a0" officeooo:paragraph-rsid="0061a67c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3f3b6c" officeooo:paragraph-rsid="0061a67c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officeooo:rsid="00451c4c" officeooo:paragraph-rsid="00311736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2" fo:font-size="12pt" fo:font-weight="normal" officeooo:rsid="003f3b6c" officeooo:paragraph-rsid="0061a67c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2" fo:font-size="12pt" fo:font-weight="normal" officeooo:rsid="003f3b6c" officeooo:paragraph-rsid="0061a67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405567" officeooo:paragraph-rsid="0061a67c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05567" officeooo:paragraph-rsid="0061a67c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05567" officeooo:paragraph-rsid="0061a67c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4d01c" officeooo:paragraph-rsid="0061a67c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paragraph-rsid="0061a67c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371a01" officeooo:paragraph-rsid="0061a67c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61a67c"/>
    </style:style>
    <style:style style:name="P19" style:family="paragraph" style:parent-style-name="Standard">
      <style:paragraph-properties fo:text-align="start" style:justify-single-word="false"/>
      <style:text-properties officeooo:paragraph-rsid="00622a79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622a79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622a79" style:font-weight-asian="bold" style:font-weight-complex="bold"/>
    </style:style>
    <style:style style:name="T1" style:family="text">
      <style:text-properties style:font-name="DejaVu Sans Condensed2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2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2" fo:font-size="12pt" fo:font-weight="normal" officeooo:rsid="00371a01" style:font-size-asian="12pt" style:font-weight-asian="normal" style:font-size-complex="12pt" style:font-weight-complex="normal"/>
    </style:style>
    <style:style style:name="T4" style:family="text">
      <style:text-properties style:font-name="DejaVu Sans Condensed2" fo:font-size="12pt" fo:font-weight="normal" officeooo:rsid="002ccbad" style:font-size-asian="12pt" style:font-weight-asian="normal" style:font-size-complex="12pt" style:font-weight-complex="normal"/>
    </style:style>
    <style:style style:name="T5" style:family="text">
      <style:text-properties style:font-name="DejaVu Sans Condensed2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7" style:family="text">
      <style:text-properties style:font-name="DejaVu Sans Condensed2" fo:font-size="12pt" fo:font-weight="bold" officeooo:rsid="00490e9e" style:font-size-asian="12pt" style:font-weight-asian="bold" style:font-size-complex="12pt" style:font-weight-complex="bold"/>
    </style:style>
    <style:style style:name="T8" style:family="text">
      <style:text-properties style:font-name="DejaVu Sans Condensed2" fo:font-size="12pt" fo:font-weight="bold" officeooo:rsid="005dc371" style:font-size-asian="12pt" style:font-weight-asian="bold" style:font-size-complex="12pt" style:font-weight-complex="bold"/>
    </style:style>
    <style:style style:name="T9" style:family="text">
      <style:text-properties style:font-name="DejaVu Sans Condensed2" fo:font-size="12pt" fo:font-weight="bold" officeooo:rsid="005e9046" style:font-size-asian="12pt" style:font-weight-asian="bold" style:font-size-complex="12pt" style:font-weight-complex="bold"/>
    </style:style>
    <style:style style:name="T10" style:family="text">
      <style:text-properties style:font-name="DejaVu Sans Condensed2" fo:font-size="12pt" fo:font-weight="bold" officeooo:rsid="0060990b" style:font-size-asian="12pt" style:font-weight-asian="bold" style:font-size-complex="12pt" style:font-weight-complex="bold"/>
    </style:style>
    <style:style style:name="T11" style:family="text">
      <style:text-properties style:font-name="DejaVu Sans Condensed2" fo:font-size="12pt" fo:font-weight="bold" officeooo:rsid="00242ae4" style:font-size-asian="12pt" style:font-weight-asian="bold" style:font-size-complex="12pt" style:font-weight-complex="bold"/>
    </style:style>
    <style:style style:name="T12" style:family="text">
      <style:text-properties style:font-name="DejaVu Sans Condensed2" fo:font-size="12pt" fo:font-weight="bold" officeooo:rsid="00405567" style:font-size-asian="12pt" style:font-weight-asian="bold" style:font-size-complex="12pt" style:font-weight-complex="bold"/>
    </style:style>
    <style:style style:name="T13" style:family="text">
      <style:text-properties style:font-name="DejaVu Sans Condensed2" fo:font-size="12pt" fo:font-weight="bold" officeooo:rsid="00371a01" style:font-size-asian="12pt" style:font-weight-asian="bold" style:font-size-complex="12pt" style:font-weight-complex="bold"/>
    </style:style>
    <style:style style:name="T14" style:family="text">
      <style:text-properties style:font-name="DejaVu Sans Condensed2" fo:font-size="12pt" fo:font-weight="bold" officeooo:rsid="002ccbad" style:font-size-asian="12pt" style:font-weight-asian="bold" style:font-size-complex="12pt" style:font-weight-complex="bold"/>
    </style:style>
    <style:style style:name="T15" style:family="text">
      <style:text-properties style:font-name="DejaVu Sans Condensed2" fo:font-size="12pt" fo:font-weight="bold" officeooo:rsid="0061a67c" style:font-size-asian="12pt" style:font-weight-asian="bold" style:font-size-complex="12pt" style:font-weight-complex="bold"/>
    </style:style>
    <style:style style:name="T16" style:family="text">
      <style:text-properties style:font-name="DejaVu Sans Condensed2" fo:font-size="12pt" fo:font-weight="bold" officeooo:rsid="002fddd4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05567" style:font-weight-asian="bold" style:font-weight-complex="bold"/>
    </style:style>
    <style:style style:name="T19" style:family="text">
      <style:text-properties fo:font-weight="bold" officeooo:rsid="00263f21" style:font-weight-asian="bold" style:font-weight-complex="bold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style:font-name="DejaVu Sans Condensed2" fo:font-size="12pt" fo:font-weight="normal" officeooo:rsid="00242ae4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2" fo:font-size="12pt" fo:font-weight="normal" officeooo:rsid="002ccbad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2" fo:font-size="12pt" fo:font-weight="bold" officeooo:rsid="00242ae4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2" fo:font-size="12pt" fo:font-weight="bold" officeooo:rsid="00405567" style:font-size-asian="12pt" style:font-weight-asian="bold" style:font-size-complex="12pt" style:font-weight-complex="bold"/>
    </style:style>
    <style:style style:name="T25" style:family="text">
      <style:text-properties officeooo:rsid="0049c3ec"/>
    </style:style>
    <style:style style:name="T26" style:family="text">
      <style:text-properties officeooo:rsid="00546554"/>
    </style:style>
    <style:style style:name="T27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28" style:family="text">
      <style:text-properties officeooo:rsid="00405567"/>
    </style:style>
    <style:style style:name="T2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0">1<text:span text:style-name="T29">xx</text:span> - Controls</text:p>
          </table:table-cell>
          <table:table-cell table:style-name="Table1.B1" office:value-type="string">
            <text:p text:style-name="P21">2xx - Ground</text:p>
          </table:table-cell>
          <table:table-cell table:style-name="Table1.C1" office:value-type="string">
            <text:p text:style-name="P21">3xx - Flight</text:p>
          </table:table-cell>
          <table:table-cell table:style-name="Table1.B1" office:value-type="string">
            <text:p text:style-name="P21">4xx - A2A</text:p>
          </table:table-cell>
          <table:table-cell table:style-name="Table1.B1" office:value-type="string">
            <text:p text:style-name="P21">5xx - A2G</text:p>
          </table:table-cell>
          <table:table-cell table:style-name="Table1.F1" office:value-type="string">
            <text:p text:style-name="P21">6xx - Misc</text:p>
          </table:table-cell>
        </table:table-row>
      </table:table>
      <text:p text:style-name="P19"><text:span text:style-name="T9">3</text:span><text:span text:style-name="T10">0</text:span><text:span text:style-name="T9">1</text:span><text:span text:style-name="T6"> - </text:span><text:span text:style-name="T8">Flight - </text:span><text:span text:style-name="T7">Takeoff</text:span><text:span text:style-name="T15">, </text:span><text:span text:style-name="T16">Navigation, Landing</text:span></text:p>
      <text:p text:style-name="P4"/>
      <text:p text:style-name="P1">Takeoff</text:p>
      <text:list text:style-name="L1">
        <text:list-item>
          <text:p text:style-name="P9"><text:span text:style-name="T17">Nose Wheel Strut</text:span> ... <text:span text:style-name="T17">Extend</text:span></text:p>
        </text:list-item>
        <text:list-item>
          <text:p text:style-name="P9">Begin takeoff run, DO NOT USE NWS <text:span text:style-name="T25">OVER 60 KTS</text:span>, use differential braking <text:span text:style-name="T26">until rudder is effective</text:span></text:p>
        </text:list-item>
        <text:list-item>
          <text:p text:style-name="P9">Rotate at 145 to 190 depending on weight.</text:p>
        </text:list-item>
      </text:list>
      <text:p text:style-name="P8"/>
      <text:p text:style-name="P2">Navigation</text:p>
      <text:p text:style-name="P6">TACAN</text:p>
      <text:list text:style-name="L2">
        <text:list-item>
          <text:p text:style-name="P10">Set TACAN mode to T/R.</text:p>
        </text:list-item>
        <text:list-item>
          <text:p text:style-name="P10">Set TACAN freq as needed.</text:p>
        </text:list-item>
        <text:list-item>
          <text:p text:style-name="P10">Set NAV MODE knob to TACAN.</text:p>
        </text:list-item>
        <text:list-item>
          <text:p text:style-name="P10">(Optional) Set a course to follow through the TACAN station:</text:p>
          <text:list>
            <text:list-item>
              <text:p text:style-name="P10">On HSI dial, turn CRS knob to set course line.</text:p>
            </text:list-item>
            <text:list-item>
              <text:p text:style-name="P10">White line through center shows course deviation, white triangle on outer dial shows course direction.</text:p>
            </text:list-item>
          </text:list>
        </text:list-item>
        <text:list-item>
          <text:p text:style-name="P10">Distance to TACAN station is shown on HSI dial.</text:p>
        </text:list-item>
      </text:list>
      <text:p text:style-name="P7">ADF on radio beacon (not the NDBs shown on the map)</text:p>
      <text:list text:style-name="L3">
        <text:list-item>
          <text:p text:style-name="P11">Set radio mode to ADF.</text:p>
        </text:list-item>
        <text:list-item>
          <text:p text:style-name="P11">Set radio freq as needed.</text:p>
        </text:list-item>
        <text:list-item>
          <text:p text:style-name="P11">Set NAV MODE knob to DF.</text:p>
        </text:list-item>
        <text:list-item>
          <text:p text:style-name="P11">White triangle on HSI shows direction to source, DF flag indicates Direction Finding in use.</text:p>
        </text:list-item>
      </text:list>
      <text:p text:style-name="P5"/>
      <text:p text:style-name="P3">La<text:span text:style-name="T20">nding</text:span></text:p>
      <text:list xml:id="list1274314216" text:style-name="L4">
        <text:list-item>
          <text:p text:style-name="P12"><text:span text:style-name="T2">P</text:span><text:span text:style-name="T1">attern altitude is </text:span><text:span text:style-name="T5">1500 ft AGL</text:span><text:span text:style-name="T1">.</text:span></text:p>
        </text:list-item>
        <text:list-item>
          <text:p text:style-name="P12"><text:span text:style-name="T1">Pattern speed is </text:span><text:span text:style-name="T5">165 kts</text:span><text:span text:style-name="T1">.</text:span></text:p>
        </text:list-item>
        <text:list-item>
          <text:p text:style-name="P12"><text:span text:style-name="T1">Approach/final speed is </text:span><text:span text:style-name="T5">On Speed AOA</text:span><text:span text:style-name="T1"> or 145 kts minimum.</text:span></text:p>
        </text:list-item>
      </text:list>
      <text:list text:style-name="L5">
        <text:list-item>
          <text:list>
            <text:list-item>
              <text:p text:style-name="P13">Formula is Vapproach = 145 + (fuel lbs - 1000) / 200, +5 if you have gun ammo.</text:p>
            </text:list-item>
            <text:list-item>
              <text:p text:style-name="P13">E.g. 3000 lbs of fuel + gun ammo = 160 kts approach speed.</text:p>
            </text:list-item>
          </text:list>
        </text:list-item>
      </text:list>
      <text:list xml:id="list143106799116058" text:continue-list="list1274314216" text:style-name="L4">
        <text:list-item>
          <text:p text:style-name="P16"><text:span text:style-name="T2">Under </text:span><text:span text:style-name="T11">2</text:span><text:span text:style-name="T12">6</text:span><text:span text:style-name="T11">0 kts</text:span><text:span text:style-name="T2">, </text:span><text:span text:style-name="T13">gear down</text:span><text:span text:style-name="T3">.</text:span></text:p>
        </text:list-item>
        <text:list-item>
          <text:p text:style-name="P12"><text:span text:style-name="T3">F</text:span><text:span text:style-name="T1">laps AUTO.</text:span></text:p>
        </text:list-item>
        <text:list-item>
          <text:p text:style-name="P18"><text:span text:style-name="T21">Slow to </text:span><text:span text:style-name="T23">On Speed AOA (approx 145 to 1</text:span><text:span text:style-name="T24">60</text:span><text:span text:style-name="T23"> kts)</text:span><text:span text:style-name="T21"> </text:span><text:span text:style-name="T22">and trim.</text:span></text:p>
        </text:list-item>
        <text:list-item>
          <text:p text:style-name="P17"><text:span text:style-name="T4">A</text:span><text:span text:style-name="T1">djust pitch with throttle.</text:span></text:p>
        </text:list-item>
        <text:list-item>
          <text:p text:style-name="P16"><text:span text:style-name="T4">A</text:span><text:span text:style-name="T2">im at end of runway. <text:s/></text:span><text:span text:style-name="T14">Approach angle/glideslope should be 3</text:span><text:span text:style-name="T27">°</text:span><text:span text:style-name="T14">.</text:span></text:p>
        </text:list-item>
        <text:list-item>
          <text:p text:style-name="P15"><text:span text:style-name="T28">Flare at 20 ft. <text:s/></text:span><text:span text:style-name="T17">600 ft/m </text:span><text:span text:style-name="T18">max </text:span><text:span text:style-name="T17">descent a</text:span><text:span text:style-name="T19">t</text:span><text:span text:style-name="T17"> touchdown</text:span>.</text:p>
        </text:list-item>
        <text:list-item>
          <text:p text:style-name="P14">Deploy drag chute if need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1M17S</meta:editing-duration>
    <meta:editing-cycles>75</meta:editing-cycles>
    <meta:generator>LibreOffice/7.5.2.2$Windows_X86_64 LibreOffice_project/53bb9681a964705cf672590721dbc85eb4d0c3a2</meta:generator>
    <dc:date>2024-03-30T14:31:06.593000000</dc:date>
    <meta:document-statistic meta:table-count="1" meta:image-count="0" meta:object-count="0" meta:page-count="1" meta:paragraph-count="38" meta:word-count="287" meta:character-count="1404" meta:non-whitespace-character-count="1179"/>
  </office:meta>
</office:document-meta>
</file>